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8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Information Trust</text:p>
          </draw:text-box>
        </draw:frame>
        <draw:frame draw:name="Object 2" draw:style-name="gr1" draw:layer="layout" svg:width="25.592cm" svg:height="14.2cm" svg:x="1.4cm" svg:y="4.914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urrent Status</text:p>
          </draw:text-box>
        </draw:frame>
        <draw:frame presentation:style-name="pr4" draw:text-style-name="P3" draw:layer="layout" svg:width="25.199cm" svg:height="14.253cm" svg:x="1.4cm" svg:y="4.914cm" presentation:class="outline" presentation:user-transformed="true">
          <draw:text-box>
            <text:list text:style-name="L2">
              <text:list-item>
                <text:p text:style-name="P3">“Gene Wiki” integration</text:p>
              </text:list-item>
            </text:list>
            <text:list text:style-name="L2">
              <text:list-item>
                <text:list>
                  <text:list-item>
                    <text:p text:style-name="P4">Framework for downloading revision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-demand coloring of 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signed to be called by Wikipedia exten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odifies UI for logged in user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Firefox extension</text:p>
              </text:list-item>
            </text:list>
            <text:list text:style-name="L2">
              <text:list-item>
                <text:list>
                  <text:list-item>
                    <text:p text:style-name="P4">Alternative way to modify Wikipedia si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odifies UI for users who install extension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show more experimental inf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cent Updates</text:p>
          </draw:text-box>
        </draw:frame>
        <draw:frame presentation:style-name="pr5" draw:text-style-name="P3" draw:layer="layout" svg:width="25.199cm" svg:height="15.087cm" svg:x="1.4cm" svg:y="4.914cm" presentation:class="outline" presentation:user-transformed="true">
          <draw:text-box>
            <text:list text:style-name="L2">
              <text:list-item>
                <text:p text:style-name="P3">Wikimedia Foundation</text:p>
              </text:list-item>
            </text:list>
            <text:list text:style-name="L2">
              <text:list-item>
                <text:list>
                  <text:list-item>
                    <text:p text:style-name="P4">“flagged revisions” turns controversi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ncouragement for our research</text:p>
                  </text:list-item>
                </text:list>
              </text:list-item>
            </text:list>
            <text:list text:style-name="L2">
              <text:list-item>
                <text:p text:style-name="P3">Direction Change</text:p>
              </text:list-item>
            </text:list>
            <text:list text:style-name="L2">
              <text:list-item>
                <text:list>
                  <text:list-item>
                    <text:p text:style-name="P4">Adapt framework to integrate more tightly at W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ownload old revisions “to catch up”</text:p>
                  </text:list-item>
                </text:list>
              </text:list-item>
            </text:list>
            <text:list text:style-name="L2">
              <text:list-item>
                <text:p text:style-name="P3">Research</text:p>
              </text:list-item>
            </text:list>
            <text:list text:style-name="L2">
              <text:list-item>
                <text:list>
                  <text:list-item>
                    <text:p text:style-name="P4">Several ideas, not enough bod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hort term: category rep? <text:s/>Stable rev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. Adler</meta:initial-creator>
    <meta:creation-date>2009-04-12T11:31:34</meta:creation-date>
    <dc:creator>B. Adler</dc:creator>
    <dc:date>2009-04-13T10:22:54</dc:date>
    <meta:editing-cycles>5</meta:editing-cycles>
    <meta:editing-duration>PT6H16M14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2398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Developing algorithmic notions of trust to improve Internet-scale collaboration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Collaborative Team:</text:p>
          </table:table-cell>
          <table:table-cell table:style-name="ce3" office:value-type="string">
            <text:p>Bo Adler, Ian Pye, Luca de Alfaro, Shelley Spearing, Jorge Roman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Recent Accomplishmens:</text:p>
          </table:table-cell>
          <table:table-cell table:style-name="ce3" office:value-type="string">
            <text:p>Working framework for real-time coloring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Developed Firefox extension for integrating work into Wikipedia site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Faculty:</text:p>
          </table:table-cell>
          <table:table-cell table:style-name="ce3" office:value-type="string">
            <text:p>Luca de Alfaro, Associate Professor, UCSC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Students:</text:p>
          </table:table-cell>
          <table:table-cell table:style-name="ce3" office:value-type="string">
            <text:p>Bo Adler, Ian Pye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Universities:</text:p>
          </table:table-cell>
          <table:table-cell table:style-name="ce3" office:value-type="string">
            <text:p>UC Santa Cruz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LANL Staff:</text:p>
          </table:table-cell>
          <table:table-cell table:style-name="ce3" office:value-type="string">
            <text:p>Shelley Spearing, Jorge Roman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LANL Organizations:</text:p>
          </table:table-cell>
          <table:table-cell table:style-name="ce3" office:value-type="string">
            <text:p>ISSDM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Peer-reviewed papers:</text:p>
          </table:table-cell>
          <table:table-cell table:style-name="ce3" office:value-type="string">
            <text:p>Adler, de Alfaro. “A Content-Driven Reputation System for the Wikipedia.” <text:s/>In WWW07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Adler, Chatterjee, de Alfaro, Faella,Pye, Raman,. “Assigning Trust to Wikipedia Content.” <text:s/>In Wikisym 2008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Adler, de Alfaro, Pye, Raman. <text:s/>“Measuring Author Contributions to the Wikipedia.” <text:s/>In Wikisym 2008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Chatterjee, de Alfaro, Pye. <text:s/>“Robust Content-Driven Reputation.” <text:s/>In Proceedings of AISec 08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Presentations:</text:p>
          </table:table-cell>
          <table:table-cell table:style-name="ce3" office:value-type="string">
            <text:p>presentation, Wikimania 2007. <text:s/>“Content Driven Reputation”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poster, Wikisym 2007. <text:s/>“Content Driven Reputation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oster, UCSC Graduate Symposium 2008. <text:s/>“Content Driven Reputation”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poster, Wikisym 2008. <text:s/>“Architecture of Reputation Analysis.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resentation, UCSC 2009. <text:s/>“Content Driven Reputation”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In Progress:</text:p>
          </table:table-cell>
          <table:table-cell table:style-name="ce3" office:value-type="string">
            <text:p>workshop, Wikimania 2009. <text:s/>“Reputation and Contributions.”</text:p>
          </table:table-cell>
          <table:table-cell table:style-name="ce3" table:number-columns-repeated="2"/>
        </table:table-row>
        <table:table-row table:style-name="ro3" table:number-rows-repeated="65516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2">04/12/2009</text:date>, <text:time>18:5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